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text-properties fo:font-size="12pt" style:font-size-asian="12pt" style:font-size-complex="12pt"/>
    </style:style>
    <style:style style:name="P3" style:family="paragraph" style:parent-style-name="Standard">
      <style:text-properties style:text-underline-style="solid" style:text-underline-width="auto" style:text-underline-color="font-color"/>
    </style:style>
    <style:style style:name="P4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OperationsKontrakt 06:</text:span></text:p>
      <text:p text:style-name="P1"/>
      <text:p text:style-name="Standard"><text:span text:style-name="T2">Operation: </text:span></text:p>
      <text:p text:style-name="Standard">opretForespørgsel(navn ,telefonnummer ,Email ,Kommentar).</text:p>
      <text:p text:style-name="P2"/>
      <text:p text:style-name="Standard"><text:span text:style-name="T3">Cross References:</text:span></text:p>
      <text:p text:style-name="Standard">UC01 - Forespørg på New-Yorker væg.</text:p>
      <text:p text:style-name="Standard"/>
      <text:p text:style-name="Standard"><text:span text:style-name="T3">Preconditions:</text:span></text:p>
      <text:list xml:id="list999272896" text:style-name="WWNum2">
        <text:list-item>
          <text:p text:style-name="P4">En instans håndværker af Håndværker eksisterer.</text:p>
        </text:list-item>
        <text:list-item>
          <text:p text:style-name="P4">håndværker har valgt opretForespørgsel. </text:p>
        </text:list-item>
      </text:list>
      <text:p text:style-name="P6"/>
      <text:p text:style-name="P3"/>
      <text:p text:style-name="Standard"><text:span text:style-name="T3">Postconditions: </text:span></text:p>
      <text:list xml:id="list301632679" text:style-name="WWNum1">
        <text:list-item>
          <text:p text:style-name="P5">håndværker har udfyldt kontaktinformation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0" meta:word-count="34" meta:character-count="304" meta:non-whitespace-character-count="280"/>
    <meta:generator>LibreOfficeDev/6.0.5.2$Linux_X86_64 LibreOffice_project/</meta:generator>
  </office:meta>
</office:document-meta>
</file>